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7cm" svg:x="12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17.25cm" svg:x="12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2.5cm" svg:x="13cm" svg:y="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13cm" svg:y="7.5cm">
          <text:p text:style-name="P1">f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13cm" svg:y="11.5cm">
          <text:p text:style-name="P1">f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13cm" svg:y="15cm">
          <text:p text:style-name="P1">f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25cm" svg:y1="10cm" svg:x2="14.25cm" svg:y2="11.5cm">
          <text:p/>
        </draw:line>
        <draw:custom-shape draw:style-name="gr1" draw:text-style-name="P1" draw:layer="layout" svg:width="3.5cm" svg:height="10.5cm" svg:x="8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2.5cm" svg:x="8.5cm" svg:y="11.5cm">
          <text:p text:style-name="P1">f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8.5cm" svg:y="15cm">
          <text:p text:style-name="P1">fi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5cm" svg:height="7cm" svg:x="17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2.5cm" svg:x="17.5cm" svg:y="15cm">
          <text:p text:style-name="P1">f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17.5cm" svg:y="18.5cm">
          <text:p text:style-name="P1">f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25cm" svg:y1="14cm" svg:x2="14.25cm" svg:y2="15cm">
          <text:p/>
        </draw:line>
        <draw:line draw:style-name="gr3" draw:text-style-name="P1" draw:layer="layout" svg:x1="14.25cm" svg:y1="6.5cm" svg:x2="14.25cm" svg:y2="7.5cm">
          <text:p/>
        </draw:line>
        <draw:custom-shape draw:style-name="gr2" draw:text-style-name="P1" draw:layer="layout" svg:width="2.5cm" svg:height="2.5cm" svg:x="13cm" svg:y="24.625cm">
          <text:p text:style-name="P1">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cm" svg:y1="12.75cm" svg:x2="11cm" svg:y2="12.75cm">
          <text:p/>
        </draw:line>
        <draw:line draw:style-name="gr3" draw:text-style-name="P1" draw:layer="layout" svg:x1="9.75cm" svg:y1="14cm" svg:x2="9.75cm" svg:y2="15cm">
          <text:p/>
        </draw:line>
        <draw:custom-shape draw:style-name="gr1" draw:text-style-name="P1" draw:layer="layout" svg:width="3.5cm" svg:height="11cm" svg:x="3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2.5cm" svg:x="4cm" svg:y="11.5cm">
          <text:p text:style-name="P1">f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4cm" svg:y="15cm">
          <text:p text:style-name="P1">fi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5.25cm" svg:y1="14cm" svg:x2="5.25cm" svg:y2="15cm">
          <text:p/>
        </draw:line>
        <draw:line draw:style-name="gr3" draw:text-style-name="P1" draw:layer="layout" svg:x1="8.5cm" svg:y1="12.75cm" svg:x2="6.5cm" svg:y2="12.75cm">
          <text:p/>
        </draw:line>
        <draw:custom-shape draw:style-name="gr2" draw:text-style-name="P1" draw:layer="layout" svg:width="2.5cm" svg:height="2.5cm" svg:x="8.5cm" svg:y="18.5cm">
          <text:p text:style-name="P1">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75cm" svg:y1="17.5cm" svg:x2="9.75cm" svg:y2="18.5cm">
          <text:p/>
        </draw:line>
        <draw:custom-shape draw:style-name="gr1" draw:text-style-name="P1" draw:layer="layout" svg:width="3.5cm" svg:height="7cm" svg:x="21.5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2.5cm" svg:x="22cm" svg:y="15cm">
          <text:p text:style-name="P1">f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22cm" svg:y="18.5cm">
          <text:p text:style-name="P1">f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7:07:09.560050813</meta:creation-date>
    <dc:date>2015-08-14T20:22:48.350812641</dc:date>
    <meta:editing-duration>PT1H24M31S</meta:editing-duration>
    <meta:editing-cycles>1</meta:editing-cycles>
    <meta:document-statistic meta:object-count="28"/>
    <meta:generator>LibreOffice/4.1.5.3$Linux_X86_64 LibreOffice_project/410m0$Build-3</meta:generator>
  </office:meta>
</office:document-meta>
</file>